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0.70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9cm" svg:height="0.954cm" svg:x="8.288cm" svg:y="12.946cm">
          <draw:text-box>
            <text:p>file system</text:p>
          </draw:text-box>
        </draw:frame>
        <draw:frame draw:style-name="gr2" draw:text-style-name="P1" draw:layer="layout" svg:width="1.628cm" svg:height="0.954cm" svg:x="6.872cm" svg:y="10.8cm">
          <draw:text-box>
            <text:p>files</text:p>
          </draw:text-box>
        </draw:frame>
        <draw:frame draw:style-name="gr1" draw:text-style-name="P1" draw:layer="layout" svg:width="3.423cm" svg:height="0.954cm" svg:x="10.7cm" svg:y="10.754cm">
          <draw:text-box>
            <text:p>directories</text:p>
          </draw:text-box>
        </draw:frame>
        <draw:frame draw:style-name="gr1" draw:text-style-name="P1" draw:layer="layout" svg:width="2.051cm" svg:height="0.954cm" svg:x="6.1cm" svg:y="15.246cm">
          <draw:text-box>
            <text:p>paths</text:p>
          </draw:text-box>
        </draw:frame>
        <draw:frame draw:style-name="gr2" draw:text-style-name="P1" draw:layer="layout" svg:width="2.013cm" svg:height="0.954cm" svg:x="2.3cm" svg:y="12.654cm">
          <draw:text-box>
            <text:p>globs</text:p>
          </draw:text-box>
        </draw:frame>
        <draw:frame draw:style-name="gr1" draw:text-style-name="P1" draw:layer="layout" svg:width="1.802cm" svg:height="0.954cm" svg:x="4.3cm" svg:y="6.154cm">
          <draw:text-box>
            <text:p>shell</text:p>
          </draw:text-box>
        </draw:frame>
        <draw:frame draw:style-name="gr1" draw:text-style-name="P1" draw:layer="layout" svg:width="3.177cm" svg:height="0.954cm" svg:x="8.823cm" svg:y="7.9cm">
          <draw:text-box>
            <text:p>programs</text:p>
          </draw:text-box>
        </draw:frame>
        <draw:frame draw:style-name="gr1" draw:text-style-name="P1" draw:layer="layout" svg:width="3.601cm" svg:height="0.954cm" svg:x="8.499cm" svg:y="5.1cm">
          <draw:text-box>
            <text:p>commands</text:p>
          </draw:text-box>
        </draw:frame>
        <draw:frame draw:style-name="gr1" draw:text-style-name="P1" draw:layer="layout" svg:width="2.335cm" svg:height="0.954cm" svg:x="13.265cm" svg:y="6.9cm">
          <draw:text-box>
            <text:p>scripts</text:p>
          </draw:text-box>
        </draw:frame>
        <draw:line draw:style-name="gr3" draw:text-style-name="P2" draw:layer="layout" svg:x1="7.7cm" svg:y1="6.554cm" svg:x2="8.502cm" svg:y2="5.708cm">
          <text:p/>
        </draw:line>
        <draw:line draw:style-name="gr3" draw:text-style-name="P2" draw:layer="layout" svg:x1="7.7cm" svg:y1="6.554cm" svg:x2="8.602cm" svg:y2="8.208cm">
          <text:p/>
        </draw:line>
        <draw:line draw:style-name="gr4" draw:text-style-name="P2" draw:layer="layout" svg:x1="6.5cm" svg:y1="6.654cm" svg:x2="7.7cm" svg:y2="6.554cm">
          <text:p/>
        </draw:line>
        <draw:line draw:style-name="gr3" draw:text-style-name="P2" draw:layer="layout" svg:x1="12.3cm" svg:y1="6.2cm" svg:x2="13.2cm" svg:y2="6.854cm">
          <text:p/>
        </draw:line>
        <draw:line draw:style-name="gr3" draw:text-style-name="P2" draw:layer="layout" svg:x1="13cm" svg:y1="7.554cm" svg:x2="12cm" svg:y2="8.454cm">
          <text:p/>
        </draw:line>
        <draw:line draw:style-name="gr3" draw:text-style-name="P2" draw:layer="layout" svg:x1="10.5cm" svg:y1="9.9cm" svg:x2="8.2cm" svg:y2="10.5cm">
          <text:p/>
        </draw:line>
        <draw:line draw:style-name="gr3" draw:text-style-name="P2" draw:layer="layout" svg:x1="10.5cm" svg:y1="9.9cm" svg:x2="12.2cm" svg:y2="10.6cm">
          <text:p/>
        </draw:line>
        <draw:line draw:style-name="gr3" draw:text-style-name="P2" draw:layer="layout" svg:x1="10.1cm" svg:y1="12.1cm" svg:x2="10.2cm" svg:y2="12.9cm">
          <text:p/>
        </draw:line>
        <draw:line draw:style-name="gr3" draw:text-style-name="P2" draw:layer="layout" svg:x1="9cm" svg:y1="14.154cm" svg:x2="7.8cm" svg:y2="15.054cm">
          <text:p/>
        </draw:line>
        <draw:line draw:style-name="gr3" draw:text-style-name="P2" draw:layer="layout" svg:x1="4.4cm" svg:y1="7.354cm" svg:x2="3.1cm" svg:y2="12.354cm">
          <text:p/>
        </draw:line>
        <draw:line draw:style-name="gr3" draw:text-style-name="P2" draw:layer="layout" svg:x1="3.5cm" svg:y1="13.954cm" svg:x2="6cm" svg:y2="15.254cm">
          <text:p/>
        </draw:line>
        <draw:frame draw:style-name="gr1" draw:text-style-name="P1" draw:layer="layout" svg:width="2.369cm" svg:height="0.954cm" svg:x="8.8cm" svg:y="1.146cm">
          <draw:text-box>
            <text:p>history</text:p>
          </draw:text-box>
        </draw:frame>
        <draw:line draw:style-name="gr3" draw:text-style-name="P2" draw:layer="layout" svg:x1="5.7cm" svg:y1="5.954cm" svg:x2="8.6cm" svg:y2="1.7cm">
          <text:p/>
        </draw:line>
        <draw:line draw:style-name="gr3" draw:text-style-name="P2" draw:layer="layout" svg:x1="10cm" svg:y1="2.3cm" svg:x2="10cm" svg:y2="4.8cm">
          <text:p/>
        </draw:line>
        <draw:frame draw:style-name="gr1" draw:text-style-name="P1" draw:layer="layout" svg:width="2.013cm" svg:height="0.954cm" svg:x="15.5cm" svg:y="2.5cm">
          <draw:text-box>
            <text:p>pipes</text:p>
          </draw:text-box>
        </draw:frame>
        <draw:frame draw:style-name="gr2" draw:text-style-name="P1" draw:layer="layout" svg:width="2.013cm" svg:height="0.954cm" svg:x="16.25cm" svg:y="4.283cm">
          <draw:text-box>
            <text:p>loops</text:p>
          </draw:text-box>
        </draw:frame>
        <draw:line draw:style-name="gr4" draw:text-style-name="P2" draw:layer="layout" svg:x1="12.4cm" svg:y1="4.9cm" svg:x2="14.7cm" svg:y2="4.2cm">
          <text:p/>
        </draw:line>
        <draw:line draw:style-name="gr3" draw:text-style-name="P2" draw:layer="layout" svg:x1="14.8cm" svg:y1="4.2cm" svg:x2="15.5cm" svg:y2="3.4cm">
          <text:p/>
        </draw:line>
        <draw:line draw:style-name="gr3" draw:text-style-name="P2" draw:layer="layout" svg:x1="14.8cm" svg:y1="4.2cm" svg:x2="16cm" svg:y2="4.7cm">
          <text:p/>
        </draw:line>
        <draw:frame draw:style-name="gr5" draw:text-style-name="P3" draw:layer="layout" svg:width="1.734cm" svg:height="0.954cm" svg:x="6.266cm" svg:y="6.846cm">
          <draw:text-box>
            <text:p><text:span text:style-name="T1">runs</text:span></text:p>
          </draw:text-box>
        </draw:frame>
        <draw:frame draw:style-name="gr6" draw:text-style-name="P3" draw:layer="layout" svg:width="2.932cm" svg:height="1.154cm" svg:x="12.9cm" svg:y="5.7cm">
          <draw:text-box>
            <text:p><text:span text:style-name="T1">stored in</text:span></text:p>
          </draw:text-box>
        </draw:frame>
        <draw:frame draw:style-name="gr5" draw:text-style-name="P3" draw:layer="layout" svg:width="3.211cm" svg:height="0.954cm" svg:x="12.606cm" svg:y="8.011cm">
          <draw:text-box>
            <text:p><text:span text:style-name="T1">which are</text:span></text:p>
          </draw:text-box>
        </draw:frame>
        <draw:frame draw:style-name="gr7" draw:text-style-name="P3" draw:layer="layout" svg:width="2.614cm" svg:height="0.954cm" svg:x="4.786cm" svg:y="2.2cm">
          <draw:text-box>
            <text:p><text:span text:style-name="T1">records</text:span></text:p>
          </draw:text-box>
        </draw:frame>
        <draw:frame draw:style-name="gr8" draw:text-style-name="P3" draw:layer="layout" svg:width="3.1cm" svg:height="1.1cm" svg:x="0.9cm" svg:y="9.2cm">
          <draw:text-box>
            <text:p><text:span text:style-name="T1">expands</text:span></text:p>
          </draw:text-box>
        </draw:frame>
        <draw:frame draw:style-name="gr5" draw:text-style-name="P3" draw:layer="layout" svg:width="2.229cm" svg:height="0.954cm" svg:x="2.5cm" svg:y="15.1cm">
          <draw:text-box>
            <text:p><text:span text:style-name="T1">match</text:span></text:p>
          </draw:text-box>
        </draw:frame>
        <draw:frame draw:style-name="gr5" draw:text-style-name="P3" draw:layer="layout" svg:width="3.597cm" svg:height="0.954cm" svg:x="11.503cm" svg:y="9cm">
          <draw:text-box>
            <text:p><text:span text:style-name="T1">manipulate</text:span></text:p>
          </draw:text-box>
        </draw:frame>
        <draw:line draw:style-name="gr4" draw:text-style-name="P2" draw:layer="layout" svg:x1="10.5cm" svg:y1="9cm" svg:x2="10.5cm" svg:y2="9.9cm">
          <text:p/>
        </draw:line>
        <draw:line draw:style-name="gr4" draw:text-style-name="P2" draw:layer="layout" svg:x1="8.1cm" svg:y1="12cm" svg:x2="10.2cm" svg:y2="12.1cm">
          <text:p/>
        </draw:line>
        <draw:line draw:style-name="gr4" draw:text-style-name="P2" draw:layer="layout" svg:x1="12.2cm" svg:y1="11.9cm" svg:x2="10.2cm" svg:y2="12.1cm">
          <text:p/>
        </draw:line>
        <draw:frame draw:style-name="gr5" draw:text-style-name="P3" draw:layer="layout" svg:width="3.072cm" svg:height="0.954cm" svg:x="12.3cm" svg:y="12.046cm">
          <draw:text-box>
            <text:p><text:span text:style-name="T1">comprise</text:span></text:p>
          </draw:text-box>
        </draw:frame>
        <draw:frame draw:style-name="gr5" draw:text-style-name="P3" draw:layer="layout" svg:width="5.116cm" svg:height="0.954cm" svg:x="8.784cm" svg:y="14.4cm">
          <draw:text-box>
            <text:p><text:span text:style-name="T1">items defined by</text:span></text:p>
          </draw:text-box>
        </draw:frame>
        <draw:frame draw:style-name="gr5" draw:text-style-name="P3" draw:layer="layout" svg:width="3.245cm" svg:height="1.657cm" svg:x="12.2cm" svg:y="2.4cm">
          <draw:text-box>
            <text:p><text:span text:style-name="T1">combined</text:span></text:p>
            <text:p><text:span text:style-name="T1">using</text:span></text:p>
          </draw:text-box>
        </draw:frame>
        <draw:frame draw:style-name="gr5" draw:text-style-name="P3" draw:layer="layout" svg:width="2.614cm" svg:height="0.954cm" svg:x="7.2cm" svg:y="3.8cm">
          <draw:text-box>
            <text:p><text:span text:style-name="T1">repea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2:21:48.153066000</meta:creation-date>
    <dc:date>2017-08-08T13:25:28.966662000</dc:date>
    <meta:editing-duration>PT2M8S</meta:editing-duration>
    <meta:editing-cycles>1</meta:editing-cycles>
    <meta:document-statistic meta:object-count="42"/>
    <meta:generator>LibreOffice/5.4.0.3$MacOSX_X86_64 LibreOffice_project/7556cbc6811c9d992f4064ab9287069087d7f62c</meta:generator>
  </office:meta>
</office:document-meta>
</file>